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72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 <text:s text:c="2"/></text:p>
          </table:table-cell>
        </table:table-row>
        <table:table-row table:style-name="ro1">
          <table:table-cell office:value-type="string" calcext:value-type="string">
            <text:p>HOW TO SHIP MARIJUANA AND NOT GET CAUGHT <text:s text:c="31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L SMUGGLING - Concealment Methods <text:s text:c="3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in the Mail (USPS) <text:s text:c="35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iling Make the USPS Work for YOU <text:s text:c="18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or GUNS STEALTH V.2 <text:s text:c="3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STEALTHY - TUTORIALS AND VIDEO <text:s text:c="2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STEALTHY - TUTORIALS AND VIDEO <text:s text:c="2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eBook <text:s text:c="40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Safely Super Pack ($20 Pack) <text:s text:c="31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extract cocaine from Paper or Paperboard <text:s text:c="2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L SMUGGLING - Concealment Methods <text:s text:c="3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Safely Super Pack ($10 Pack) <text:s text:c="31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MARIJUANA AND NOT GET CAUGHT <text:s text:c="31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in the Mail (USPS) <text:s text:c="35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iling Make the USPS Work for YOU <text:s text:c="18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 eBook <text:s text:c="40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MARIJUANA AND NOT GET CAUGHT <text:s text:c="31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L SMUGGLING - Concealment Methods <text:s text:c="3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Postal Smuggling Concealment Never Lose Parcel <text:s text:c="1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Postal Smuggling Concealment Never Lose Parcel <text:s text:c="1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 <text:s text:c="58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ackages Safely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 <text:s text:c="38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package is @ the USJFCOM in VA IS THIS NORMAL?! <text:s text:c="21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 <text:s text:c="7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 <text:s text:c="5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 <text:s text:c="5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ear address for buying? <text:s text:c="4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mail for the darknet <text:s text:c="4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 <text:s text:c="5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 <text:s text:c="5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 <text:s text:c="24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beat a controlled delivery!! MUST READ!!! <text:s text:c="23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 <text:s text:c="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 <text:s text:c="36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 Options <text:s text:c="55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 <text:s text:c="38"/>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6:43:14.278367933</meta:creation-date>
    <dc:date>2020-06-21T16:45:49.819253034</dc:date>
    <meta:editing-duration>PT2M36S</meta:editing-duration>
    <meta:editing-cycles>1</meta:editing-cycles>
    <meta:document-statistic meta:table-count="1" meta:cell-count="206" meta:object-count="0"/>
    <meta:generator>LibreOffice/6.4.3.2$Linux_X86_64 LibreOffice_project/40$Build-2</meta:generator>
  </office:meta>
</office:document-meta>
</file>